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E0000014E616CB959448197E6.png" manifest:media-type="image/png"/>
  <manifest:file-entry manifest:full-path="Pictures/10000001000001A2000000DF2166C80B54057DCA.png" manifest:media-type="image/png"/>
  <manifest:file-entry manifest:full-path="Pictures/10000001000001CE000000D6F56F94664724E761.png" manifest:media-type="image/png"/>
  <manifest:file-entry manifest:full-path="Pictures/10000001000001C90000013AE2D87F4933D5C37A.png" manifest:media-type="image/png"/>
  <manifest:file-entry manifest:full-path="Pictures/100000010000019D000000EAB491001CB70E3C4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991cm" svg:height="3.961cm" svg:x="1.034cm" svg:y="24.812cm">
          <draw:image xlink:href="Pictures/100000010000019D000000EAB491001CB70E3C4B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7.736cm" svg:height="5.315cm" svg:x="1cm" svg:y="23.385cm">
          <draw:image xlink:href="Pictures/10000001000001C90000013AE2D87F4933D5C37A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2" draw:text-style-name="P2" draw:layer="layout" svg:width="7.821cm" svg:height="3.622cm" svg:x="1cm" svg:y="25.13cm">
          <draw:image xlink:href="Pictures/10000001000001CE000000D6F56F94664724E761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frame draw:style-name="gr2" draw:text-style-name="P2" draw:layer="layout" svg:width="7.076cm" svg:height="3.774cm" svg:x="1cm" svg:y="24.926cm">
          <draw:image xlink:href="Pictures/10000001000001A2000000DF2166C80B54057DCA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2" draw:text-style-name="P2" draw:layer="layout" svg:width="7.008cm" svg:height="5.654cm" svg:x="1cm" svg:y="23.046cm">
          <draw:image xlink:href="Pictures/100000010000019E0000014E616CB959448197E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5T10:17:03.904671384</meta:creation-date>
    <dc:date>2024-03-05T10:35:45.671212517</dc:date>
    <meta:editing-duration>PT9M20S</meta:editing-duration>
    <meta:editing-cycles>2</meta:editing-cycles>
    <meta:generator>LibreOffice/7.3.7.2$Linux_X86_64 LibreOffice_project/30$Build-2</meta:generator>
    <meta:document-statistic meta:object-count="5"/>
  </office:meta>
</office:document-meta>
</file>